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1B90EE3612A8210E504.png" manifest:media-type="image/png"/>
  <manifest:file-entry manifest:full-path="Pictures/1000000100000249000000BAE8720A4578D43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4.607cm" fo:margin-left="0cm" fo:margin-top="0cm" fo:margin-bottom="0cm" table:align="left" style:writing-mode="page"/>
    </style:style>
    <style:style style:name="Tabla1.A" style:family="table-column">
      <style:table-column-properties style:column-width="14.607cm"/>
    </style:style>
    <style:style style:name="Tabla1.1" style:family="table-row">
      <style:table-row-properties style:min-row-height="2.10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fo:background-color="#ffff00" style:font-name-asian="Arial2" style:font-size-asian="28pt" style:font-weight-asian="bold" style:font-size-complex="28pt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1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2" style:family="paragraph" style:parent-style-name="Frame_20_contents">
      <style:paragraph-properties fo:margin-left="0.75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.751cm" fo:margin-right="0cm" fo:text-indent="0cm" style:auto-text-indent="false"/>
      <style:text-properties officeooo:rsid="00177a42" officeooo:paragraph-rsid="00177a42"/>
    </style:style>
    <style:style style:name="P14" style:family="paragraph" style:parent-style-name="Standard">
      <style:text-properties officeooo:rsid="00177a42" officeooo:paragraph-rsid="00177a42"/>
    </style:style>
    <style:style style:name="P15" style:family="paragraph" style:parent-style-name="Standard_20__28_user_29_">
      <style:text-properties officeooo:rsid="00177a42" officeooo:paragraph-rsid="00177a42"/>
    </style:style>
    <style:style style:name="P16" style:family="paragraph" style:parent-style-name="Frame_20_contents">
      <style:paragraph-properties fo:margin-left="0.75cm" fo:margin-right="0cm" fo:text-align="center" style:justify-single-word="false" fo:text-indent="0cm" style:auto-text-indent="false"/>
      <style:text-properties officeooo:paragraph-rsid="00182c7c" fo:background-color="transparent"/>
    </style:style>
    <style:style style:name="P1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Heading_20_2" style:list-style-name="WWNum3"/>
    <style:style style:name="P2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24" style:family="paragraph" style:parent-style-name="Standard" style:master-page-name="First_20_Page">
      <style:paragraph-properties style:page-number="1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6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officeooo:rsid="00177a42" officeooo:paragraph-rsid="00177a42" fo:background-color="transparent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P29" style:family="paragraph">
      <loext:graphic-properties draw:fill="solid" draw:fill-color="#356092"/>
      <style:paragraph-properties fo:text-align="start"/>
      <style:text-properties fo:font-size="18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f243e" loext:opacity="100%" fo:font-size="10pt" style:font-size-asian="10pt" style:font-size-complex="10pt"/>
    </style:style>
    <style:style style:name="T4" style:family="text">
      <style:text-properties fo:color="#ffffff" loext:opacity="100%" fo:font-size="20pt" fo:font-weight="bold" fo:background-color="transparent" loext:char-shading-value="0" style:font-name-asian="Arial2" style:font-size-asian="20pt" style:font-weight-asian="bold"/>
    </style:style>
    <style:style style:name="T5" style:family="text">
      <style:text-properties fo:color="#ffffff" loext:opacity="100%" fo:font-size="20pt" fo:font-weight="bold" officeooo:rsid="001488ef" fo:background-color="transparent" loext:char-shading-value="0" style:font-name-asian="Arial2" style:font-size-asian="20pt" style:font-weight-asian="bold"/>
    </style:style>
    <style:style style:name="T6" style:family="text">
      <style:text-properties fo:font-size="24pt" fo:font-weight="bold" officeooo:rsid="00182c7c" fo:background-color="#ffff00" loext:char-shading-value="0" style:font-name-asian="Arial2" style:font-size-asian="24pt" style:font-weight-asian="bold"/>
    </style:style>
    <style:style style:name="T7" style:family="text">
      <style:text-properties fo:font-size="24pt" fo:font-weight="bold" officeooo:rsid="00182c7c" style:font-name-asian="Arial2" style:font-size-asian="24pt" style:font-weight-asian="bold"/>
    </style:style>
    <style:style style:name="T8" style:family="text">
      <style:text-properties fo:font-variant="small-caps" fo:color="#943734" loext:opacity="100%" fo:font-size="28pt" fo:font-weight="bold" fo:background-color="#ffff00" loext:char-shading-value="0" style:font-name-asian="Arial2" style:font-size-asian="28pt" style:font-weight-asian="bold" style:font-size-complex="28pt"/>
    </style:style>
    <style:style style:name="T9" style:family="text">
      <style:text-properties fo:font-variant="small-caps" fo:color="#943734" loext:opacity="100%" fo:font-size="28pt" fo:font-weight="bold" style:font-name-asian="Arial2" style:font-size-asian="28pt" style:font-weight-asian="bold" style:font-size-complex="28pt"/>
    </style:style>
    <style:style style:name="T10" style:family="text">
      <style:text-properties fo:color="#7f7f7f" loext:opacity="100%" fo:font-size="9pt" fo:font-style="italic" style:font-name-asian="Arial2" style:font-size-asian="9pt" style:font-style-asian="italic" style:font-size-complex="9pt"/>
    </style:style>
    <style:style style:name="T11" style:family="text">
      <style:text-properties fo:font-size="9pt" fo:font-style="italic" style:font-name-asian="Arial2" style:font-size-asian="9pt" style:font-style-asian="italic" style:font-size-complex="9pt"/>
    </style:style>
    <style:style style:name="T12" style:family="text">
      <style:text-properties fo:font-size="9pt" style:font-name-asian="Arial2" style:font-size-asian="9pt" style:font-size-complex="9pt"/>
    </style:style>
    <style:style style:name="T13" style:family="text">
      <style:text-properties fo:color="#365f91" loext:opacity="100%" fo:font-weight="bold" style:font-name-asian="Arial2" style:font-weight-asian="bold"/>
    </style:style>
    <style:style style:name="T14" style:family="text">
      <style:text-properties officeooo:rsid="00182c7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4.016cm" fo:min-width="14.201cm" fo:padding-top="0.127cm" fo:padding-bottom="0.127cm" fo:padding-left="0.254cm" fo:padding-right="0.254cm" fo:wrap-option="wrap" fo:margin-left="0cm" fo:margin-right="0.079cm" fo:margin-top="0cm" fo:margin-bottom="0.07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356092" draw:stroke-linejoin="miter" svg:stroke-linecap="butt" draw:fill="solid" draw:fill-color="#356092" draw:textarea-vertical-align="top" draw:auto-grow-height="false" fo:min-height="2.129cm" fo:min-width="14.49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Standard"/>
      <text:p text:style-name="Standard"><draw:custom-shape text:anchor-type="char" draw:z-index="8" draw:name="Forma1" draw:style-name="gr2" draw:text-style-name="P29" svg:width="15.003cm" svg:height="2.382cm" svg:x="0.035cm" svg:y="0.071cm"><text:p text:style-name="P12"><text:span text:style-name="T4">Curso </text:span><text:span text:style-name="T5">2023</text:span><text:span text:style-name="T4">-20</text:span><text:span text:style-name="T5">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Forma2" draw:style-name="gr1" draw:text-style-name="P28" svg:width="14.708cm" svg:height="4.269cm" svg:x="-0.048cm" svg:y="0.039cm"><text:p text:style-name="P16"><text:span text:style-name="T7">Tasty Ord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  <text:p text:style-name="P8"/>
            <text:p text:style-name="P8"/>
            <text:p text:style-name="P27"><text:span text:style-name="T9">Julio Miguel Lubián Gañete</text:span></text:p>
          </table:table-cell>
        </table:table-row>
        <table:table-row table:style-name="Tabla1.1">
          <table:table-cell table:style-name="Tabla1.A1" office:value-type="string">
            <text:p text:style-name="P25"><text:span text:style-name="T10">Proxecto final do Ciclo Formativo de Técnico Superior en </text:span><text:span text:style-name="T10"/></text:p>
            <text:p text:style-name="P25"><text:span text:style-name="T10">Desenvolvemento de Aplicacións Multiplataforma</text:span><text:span text:style-name="T11"/></text:p>
            <text:p text:style-name="P8"/>
          </table:table-cell>
        </table:table-row>
      </table:table>
      <text:p text:style-name="Standard"><text:s/></text:p>
      <text:p text:style-name="P26"><text:span text:style-name="T13">Índice</text:span><text:span text:style-name="T12"/>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263_167962671" text:style-name="Index_20_Link" text:visited-style-name="Index_20_Link">1. Tipo de proxecto<text:tab/>3</text:a></text:p>
          <text:p text:style-name="P6"><text:a xlink:type="simple" xlink:href="#__RefHeading___Toc1265_167962671" text:style-name="Index_20_Link" text:visited-style-name="Index_20_Link">2. Descrición do proxecto<text:tab/>3</text:a></text:p>
          <text:p text:style-name="P6"><text:a xlink:type="simple" xlink:href="#__RefHeading___Toc1267_167962671" text:style-name="Index_20_Link" text:visited-style-name="Index_20_Link">3. Contextualización<text:tab/>3</text:a></text:p>
          <text:p text:style-name="P7"><text:a xlink:type="simple" xlink:href="#__RefHeading___Toc1269_167962671" text:style-name="Index_20_Link" text:visited-style-name="Index_20_Link">3.1. A quen vai destinado e por qué?<text:tab/>3</text:a></text:p>
          <text:p text:style-name="P7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7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7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6"><text:a xlink:type="simple" xlink:href="#__RefHeading___Toc1277_167962671" text:style-name="Index_20_Link" text:visited-style-name="Index_20_Link">4. Análise preliminar do proxecto<text:tab/>4</text:a></text:p>
          <text:p text:style-name="P7"><text:a xlink:type="simple" xlink:href="#__RefHeading___Toc1279_167962671" text:style-name="Index_20_Link" text:visited-style-name="Index_20_Link">4.1. Obxectivos que pretende alcanzar o proxecto<text:tab/>4</text:a></text:p>
          <text:p text:style-name="P7"><text:a xlink:type="simple" xlink:href="#__RefHeading___Toc1281_167962671" text:style-name="Index_20_Link" text:visited-style-name="Index_20_Link">4.2. Alcance e principais requisitos<text:tab/>4</text:a></text:p>
          <text:p text:style-name="P7"><text:a xlink:type="simple" xlink:href="#__RefHeading___Toc1283_167962671" text:style-name="Index_20_Link" text:visited-style-name="Index_20_Link">4.3. Actividades a levar a cabo para dar forma ao proxecto.<text:tab/>4</text:a></text:p>
          <text:p text:style-name="P7"><text:a xlink:type="simple" xlink:href="#__RefHeading___Toc1285_167962671" text:style-name="Index_20_Link" text:visited-style-name="Index_20_Link">4.4. Tecnoloxías que se empregarán<text:tab/>4</text:a></text:p>
        </text:index-body>
      </text:table-of-content>
      <text:p text:style-name="P9"/>
      <text:p text:style-name="P10"/>
      <text:p text:style-name="P11"/>
      <text:list xml:id="list968243962" text:style-name="WWNum3">
        <text:list-item>
          <text:h text:style-name="P19" text:outline-level="1"><text:bookmark-start text:name="_Toc99643930"/><text:bookmark-start text:name="__RefHeading___Toc1263_167962671"/>Tipo de proxecto<text:bookmark-end text:name="_Toc99643930"/><text:bookmark-end text:name="__RefHeading___Toc1263_167962671"/></text:h>
        </text:list-item>
      </text:list>
      <text:p text:style-name="P13">Aplicación de punto de venta(PDV). A principal función e anotar os pedidos das mesas dun restaurante/bar.</text:p>
      <text:list xml:id="list162710652592484" text:continue-numbering="true" text:style-name="WWNum3">
        <text:list-item>
          <text:h text:style-name="P21" text:outline-level="1"><text:bookmark-start text:name="_Toc99643931"/><text:bookmark-start text:name="__RefHeading___Toc1265_167962671"/>Descrición do proxecto<text:bookmark-end text:name="_Toc99643931"/><text:bookmark-end text:name="__RefHeading___Toc1265_167962671"/></text:h>
        </text:list-item>
      </text:list>
      <text:p text:style-name="P14">A aplicación constara dunha interface gráfica para poder realizar os pedidos das mesas dun restaurante a través dunha aplicación móbil, o cal xa almacenar<text:span text:style-name="T14">á</text:span> os prezos, nomes e cantidades dos artigos para evitar o uso de cadernos e que sexa mais eficaz.</text:p>
      <text:list xml:id="list162709998074946" text:continue-numbering="true" text:style-name="WWNum3">
        <text:list-item>
          <text:h text:style-name="P20" text:outline-level="1"><text:bookmark-start text:name="_Toc99643932"/><text:bookmark-start text:name="__RefHeading___Toc1267_167962671"/>Contextualización<text:bookmark-end text:name="_Toc99643932"/><text:bookmark-end text:name="__RefHeading___Toc1267_167962671"/></text:h>
          <text:list>
            <text:list-item>
              <text:h text:style-name="P22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4">Vai destinado as empresas do estilo bar/restaurante interesados en <text:span text:style-name="T14">implantar</text:span> algo mais de tecnoloxía <text:span text:style-name="T14">n</text:span>a empresa para facilitar o traballo.</text:p>
      <text:list xml:id="list162709485846529" text:continue-numbering="true" text:style-name="WWNum3">
        <text:list-item>
          <text:list>
            <text:list-item>
              <text:h text:style-name="P22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p text:style-name="P14">Tratase de mellorar a eficacia a hora de tomar notas e comandas para a cociña.</text:p>
      <text:list xml:id="list162711230131683" text:continue-numbering="true" text:style-name="WWNum3">
        <text:list-item>
          <text:list>
            <text:list-item>
              <text:h text:style-name="P22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15">Si, existen aplicacións actualmente, na sua gran parte facilitadas directamente polas empresas que as fan, conseguen satisfacer ao cliente polo xeral aínda que hai cousas a maiores que se poden <text:span text:style-name="T14">implantar</text:span> que son interesantes.</text:p>
      <text:p text:style-name="Standard_20__28_user_29_"><text:bookmark text:name="_heading=h.3znysh7"/><text:bookmark text:name="_heading=h.2et92p0"/></text:p>
      <text:list xml:id="list162709467100275" text:continue-numbering="true" text:style-name="WWNum3">
        <text:list-item>
          <text:list>
            <text:list-item>
              <text:h text:style-name="P22" text:outline-level="2"><text:bookmark-start text:name="__RefHeading___Toc1275_167962671"/>O desenvolvemento do proxecto abre unha oportunidade de negocio? É posible a súa comercialización? Como?<text:bookmark-end text:name="__RefHeading___Toc1275_167962671"/><text:bookmark text:name="_heading=h.tyjcwt"/></text:h>
            </text:list-item>
          </text:list>
        </text:list-item>
      </text:list>
      <text:p text:style-name="P14">SI, para tratar de comerciar esta app poderíase limitar o numero de mesas (a un numero razoable) por exemplo e para poder ter uso ilimitado da aplicación ter que obter a versión premium da aplicación, tamén podería ter alg<text:span text:style-name="T14">ú</text:span>n anuncio pero do estilo de banner ou similar, nada de vídeos ou anuncios que ocupen a pantalla enteira por un tempo determinado, xa que ao cliente non lle gusta a publicidade tan cargada, o obxectivo e tratar de poñer publicidade pero que non interfira no uso da aplicación en ningún momento</text:p>
      <text:p text:style-name="Standard"><text:bookmark text:name="_heading=h.3dy6vkm"/></text:p>
      <text:list xml:id="list162710264350560" text:continue-numbering="true" text:style-name="WWNum3">
        <text:list-item>
          <text:h text:style-name="P20" text:outline-level="1"><text:bookmark-start text:name="_Toc99643937"/><text:bookmark-start text:name="__RefHeading___Toc1277_167962671"/><text:soft-page-break/>Análise preliminar do proxecto<text:bookmark-end text:name="_Toc99643937"/><text:bookmark-end text:name="__RefHeading___Toc1277_167962671"/></text:h>
          <text:list>
            <text:list-item>
              <text:h text:style-name="P22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p text:style-name="P14"><text:span text:style-name="T14">Desenvolver</text:span> unha aplicación que poidan <text:span text:style-name="T14">implantar</text:span> os restaurantes para facilitar o seu traballo.</text:p>
      <text:list xml:id="list162711125246235" text:continue-numbering="true" text:style-name="WWNum3">
        <text:list-item>
          <text:list>
            <text:list-item>
              <text:h text:style-name="P22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p text:style-name="P14">Tratarase de que a aplicación a cheguen a usar a maioridade dos restaurantes/bares da miña zona no comezo. </text:p>
      <text:p text:style-name="P14">Como requisitos será necesario un móbil Android e conexión a internet</text:p>
      <text:list xml:id="list162709456830626" text:continue-numbering="true" text:style-name="WWNum3">
        <text:list-item>
          <text:list>
            <text:list-item>
              <text:h text:style-name="P22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p text:style-name="P14">Deseñar Interfaces Gráficas</text:p>
      <text:p text:style-name="P14">Deseñar a BD necesaria</text:p>
      <text:p text:style-name="P14"><text:span text:style-name="T14">Implantar</text:span> funcionalidade aos elementos</text:p>
      <text:list xml:id="list162710084639122" text:continue-numbering="true" text:style-name="WWNum3">
        <text:list-item>
          <text:list>
            <text:list-item>
              <text:h text:style-name="P22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p text:style-name="P14">IDE: Android Studio</text:p>
      <text:p text:style-name="P14">Kotlin</text:p>
      <text:p text:style-name="P14">BBDD</text:p>
      <text:p text:style-name="P14">Git</text:p>
      <text:p text:style-name="Standard"><text:bookmark text:name="_heading=h.2s8eyo1"/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WWNum3" style:list-level="1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loext:linked-style-name="Título_20_2_20_Car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loext:linked-style-name="Título_20_3_20_Car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loext:linked-style-name="Puesto_20_Car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 loext:linked-style-name="Sin_20_espaciado_20_Car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Subtítulo_20_Car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0f243e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4"><draw:image xlink:href="Pictures/1000000000000310000001B90EE3612A8210E504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7"><draw:image xlink:href="Pictures/1000000100000249000000BAE8720A4578D4324C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4</text:page-number></text:span><text:span text:style-name="MT2"><text:s/>| </text:span><text:span text:style-name="MT2"><text:page-count>4</text:page-count></text:span><text:span text:style-name="MT3"/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0EE3612A8210E504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E8720A4578D4324C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8</meta:editing-cycles>
    <meta:creation-date>2022-03-31T16:47:00</meta:creation-date>
    <dc:date>2024-01-09T16:27:09.297000000</dc:date>
    <meta:editing-duration>PT1H20M40S</meta:editing-duration>
    <meta:generator>LibreOffice/7.5.3.2$Windows_X86_64 LibreOffice_project/9f56dff12ba03b9acd7730a5a481eea045e468f3</meta:generator>
    <meta:document-statistic meta:table-count="1" meta:image-count="4" meta:object-count="0" meta:page-count="4" meta:paragraph-count="48" meta:word-count="508" meta:character-count="3107" meta:non-whitespace-character-count="2654"/>
    <meta:user-defined meta:name="AppVersion">15.0000</meta:user-defined>
    <meta:template xlink:type="simple" xlink:actuate="onRequest" xlink:title="Normal" xlink:href=""/>
  </office:meta>
</office:document-meta>
</file>